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ab4bdc" officeooo:paragraph-rsid="00ab4bdc"/>
    </style:style>
    <style:style style:name="P2" style:family="paragraph" style:parent-style-name="Standard" style:list-style-name="L22">
      <style:text-properties officeooo:paragraph-rsid="00a89aac"/>
    </style:style>
    <style:style style:name="P3" style:family="paragraph" style:parent-style-name="Standard" style:list-style-name="L22">
      <style:text-properties officeooo:rsid="00a2b365" officeooo:paragraph-rsid="00a89aac"/>
    </style:style>
    <style:style style:name="P4" style:family="paragraph" style:parent-style-name="Standard" style:list-style-name="L22">
      <style:text-properties officeooo:rsid="00a41229" officeooo:paragraph-rsid="00a89aac"/>
    </style:style>
    <style:style style:name="P5" style:family="paragraph" style:parent-style-name="Standard" style:list-style-name="L22">
      <style:text-properties officeooo:rsid="00a41229" officeooo:paragraph-rsid="00acb9ca"/>
    </style:style>
    <style:style style:name="P6" style:family="paragraph" style:parent-style-name="Standard" style:list-style-name="L22">
      <style:text-properties officeooo:rsid="00a49cbd" officeooo:paragraph-rsid="00a89aac"/>
    </style:style>
    <style:style style:name="P7" style:family="paragraph" style:parent-style-name="Standard" style:list-style-name="L22">
      <style:text-properties officeooo:rsid="00a60fca" officeooo:paragraph-rsid="00a89aac"/>
    </style:style>
    <style:style style:name="P8" style:family="paragraph" style:parent-style-name="Standard" style:list-style-name="L22">
      <style:text-properties officeooo:rsid="00a89aac" officeooo:paragraph-rsid="00a89aac"/>
    </style:style>
    <style:style style:name="P9" style:family="paragraph" style:parent-style-name="Standard" style:list-style-name="L22">
      <style:text-properties fo:color="#224b12" loext:opacity="100%" officeooo:paragraph-rsid="00a89aac"/>
    </style:style>
    <style:style style:name="P10" style:family="paragraph" style:parent-style-name="Standard" style:list-style-name="L22">
      <style:text-properties fo:color="#224b12" loext:opacity="100%" officeooo:rsid="00ab4bdc" officeooo:paragraph-rsid="00ab4bdc"/>
    </style:style>
    <style:style style:name="T1" style:family="text">
      <style:text-properties officeooo:rsid="00a60fca"/>
    </style:style>
    <style:style style:name="T2" style:family="text">
      <style:text-properties officeooo:rsid="00abb4fe"/>
    </style:style>
    <style:style style:name="T3" style:family="text">
      <style:text-properties officeooo:rsid="00acb9c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ntents</text:h>
      <text:list xml:id="list3365761910" text:style-name="L22">
        <text:list-item text:start-value="1">
          <text:p text:style-name="P9">Introduction</text:p>
          <text:list>
            <text:list-item>
              <text:p text:style-name="P10">Solar energy in fin/swe, methods (sat, nwp, ann), </text:p>
            </text:list-item>
            <text:list-item>
              <text:p text:style-name="P10"><text:span text:style-name="T2">R</text:span>Q:</text:p>
              <text:list>
                <text:list-item>
                  <text:p text:style-name="P10">Can irradiance be forecasted in high latitudes with satellite-based methods?</text:p>
                </text:list-item>
                <text:list-item>
                  <text:p text:style-name="P10">Can irrad be forecasted in high latitudes with nwp based methods? How do they compare to the satellite-based methods?</text:p>
                </text:list-item>
                <text:list-item>
                  <text:p text:style-name="P10">How does training an ANN-based PV forecasting model with observations instead of NWP data affect the accuracy of the forecasts?</text:p>
                </text:list-item>
              </text:list>
            </text:list-item>
          </text:list>
        </text:list-item>
        <text:list-item>
          <text:p text:style-name="P8">Data and methods</text:p>
          <text:list>
            <text:list-item>
              <text:p text:style-name="P8">General point on forecast methods (only what is absolutely necessary, but can’t go in intro)</text:p>
            </text:list-item>
            <text:list-item>
              <text:p text:style-name="P3">satellite-based forecasts</text:p>
              <text:list>
                <text:list-item>
                  <text:p text:style-name="P4">general description <text:span text:style-name="T3">&amp; </text:span>main algorithms (CAL, CSI etc.)</text:p>
                </text:list-item>
                <text:list-item>
                  <text:p text:style-name="P5"><text:span text:style-name="T3">data </text:span></text:p>
                  <text:list>
                    <text:list-item>
                      <text:p text:style-name="P5">SARAH-E</text:p>
                    </text:list-item>
                    <text:list-item>
                      <text:p text:style-name="P5"><text:span text:style-name="T3">SEVIRI data, </text:span></text:p>
                    </text:list-item>
                  </text:list>
                </text:list-item>
                <text:list-item>
                  <text:p text:style-name="P4">clear sky models <text:span text:style-name="T3">(point, different models, very general description)</text:span></text:p>
                </text:list-item>
                <text:list-item>
                  <text:p text:style-name="P4">estimates and forecasts (Solis-Heliosat), <text:span text:style-name="T3">forecast method</text:span></text:p>
                </text:list-item>
              </text:list>
            </text:list-item>
            <text:list-item>
              <text:p text:style-name="P4">NWP forecasts</text:p>
              <text:list>
                <text:list-item>
                  <text:p text:style-name="P4">what is general small description</text:p>
                </text:list-item>
                <text:list-item>
                  <text:p text:style-name="P4">MEPS</text:p>
                </text:list-item>
                <text:list-item>
                  <text:p text:style-name="P4">MNWC</text:p>
                </text:list-item>
              </text:list>
            </text:list-item>
            <text:list-item>
              <text:p text:style-name="P6">ANN in paper IV</text:p>
              <text:list>
                <text:list-item>
                  <text:p text:style-name="P6">general description</text:p>
                </text:list-item>
                <text:list-item>
                  <text:p text:style-name="P6">role of MEPS</text:p>
                </text:list-item>
              </text:list>
            </text:list-item>
            <text:list-item>
              <text:p text:style-name="P4">Benchmarks/Comparisons</text:p>
              <text:list>
                <text:list-item>
                  <text:p text:style-name="P4">measurements</text:p>
                  <text:list>
                    <text:list-item>
                      <text:p text:style-name="P6">india measurements… a few words on cleaning.</text:p>
                    </text:list-item>
                    <text:list-item>
                      <text:p text:style-name="P6">fig with stations, marks on which is used which paper.</text:p>
                    </text:list-item>
                    <text:list-item>
                      <text:p text:style-name="P6">PV measurements paper IV</text:p>
                    </text:list-item>
                  </text:list>
                </text:list-item>
                <text:list-item>
                  <text:p text:style-name="P4">Persistence forecasts</text:p>
                </text:list-item>
                <text:list-item>
                  <text:p text:style-name="P4">error metrics, etc. limitations</text:p>
                </text:list-item>
                <text:list-item>
                  <text:p text:style-name="P6">Comparison </text:p>
                  <text:list>
                    <text:list-item>
                      <text:p text:style-name="P6">paper III (intra day etc.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Results</text:p>
          <text:list>
            <text:list-item>
              <text:p text:style-name="P4">Paper I </text:p>
              <text:list>
                <text:list-item>
                  <text:p text:style-name="P4">fig 2: estimate works ok. Ignore trend.</text:p>
                </text:list-item>
              </text:list>
            </text:list-item>
            <text:list-item>
              <text:p text:style-name="P4">Paper II:</text:p>
              <text:list>
                <text:list-item>
                  <text:p text:style-name="P4">fig 2: CS comparison</text:p>
                </text:list-item>
                <text:list-item>
                  <text:p text:style-name="P4">fig 4. forecast comparison mbe</text:p>
                </text:list-item>
                <text:list-item>
                  <text:p text:style-name="P4">fig 5. rmse</text:p>
                </text:list-item>
              </text:list>
            </text:list-item>
            <text:list-item>
              <text:p text:style-name="P6">Paper III</text:p>
              <text:list>
                <text:list-item>
                  <text:p text:style-name="P6">fig III: rmbe rmse fc skill leaditme</text:p>
                </text:list-item>
                <text:list-item>
                  <text:p text:style-name="P6">fig IV: rmbe rmse fc skill daytime</text:p>
                </text:list-item>
                <text:list-item>
                  <text:p text:style-name="P6">fig VI: rmse rmse MEPS leadtime</text:p>
                </text:list-item>
                <text:list-item>
                  <text:p text:style-name="P6">fig VII: rmse mbe MEPS daytime</text:p>
                </text:list-item>
              </text:list>
            </text:list-item>
            <text:list-item>
              <text:p text:style-name="P6">Paper IV</text:p>
              <text:list>
                <text:list-item>
                  <text:p text:style-name="P6">something about tables 3-5.</text:p>
                </text:list-item>
                <text:list-item>
                  <text:p text:style-name="P6">point on role of MEPS vs obs.</text:p>
                </text:list-item>
              </text:list>
            </text:list-item>
          </text:list>
        </text:list-item>
        <text:list-item>
          <text:p text:style-name="P2">Discussion</text:p>
          <text:list>
            <text:list-item>
              <text:p text:style-name="P2"><text:soft-page-break/>what was the question, what was answered, what not</text:p>
            </text:list-item>
            <text:list-item>
              <text:p text:style-name="P2">why was not answered, why did I anwer what I did and why not</text:p>
            </text:list-item>
            <text:list-item>
              <text:p text:style-name="P2">other limitations, things that weren’t done</text:p>
            </text:list-item>
            <text:list-item>
              <text:p text:style-name="P2">why some specs, why not others.</text:p>
            </text:list-item>
            <text:list-item>
              <text:p text:style-name="P2">interesting future points</text:p>
            </text:list-item>
          </text:list>
        </text:list-item>
        <text:list-item>
          <text:p text:style-name="P2">Summary <text:span text:style-name="T1">&amp; Conclusions</text:span></text:p>
          <text:list>
            <text:list-item>
              <text:p text:style-name="P2"><text:span text:style-name="T1">short </text:span>mechanical summary</text:p>
            </text:list-item>
            <text:list-item>
              <text:p text:style-name="P7">Conclusions resp of the RQ’s, clearly and concisely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2:33:25.991968335</meta:creation-date>
    <dc:date>2023-03-10T13:45:20.621736690</dc:date>
    <meta:editing-duration>PT18H33M31S</meta:editing-duration>
    <meta:editing-cycles>110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333" meta:character-count="1828" meta:non-whitespace-character-count="1601"/>
  </office:meta>
</office:document-meta>
</file>